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start_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_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_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_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>
          <table:table-cell office:value-type="string">
            <text:p>orc_hunt</text:p>
          </table:table-cell>
          <table:table-cell office:value-type="string">
            <text:p>Let's hunt some orcs</text:p>
          </table:table-cell>
          <table:table-cell table:number-columns-repeated="2"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ce4"/>
        <table:table-column table:style-name="co5" table:default-cell-style-name="ce5"/>
        <table:table-column table:style-name="co3" table:number-columns-repeated="5" table:default-cell-style-name="ce5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office:value-type="string">
            <text:p>Sun Paladin Aeryn</text:p>
          </table:table-cell>
          <table:table-cell office:value-type="string">
            <text:p>Clear the spider lair, Ardhungol</text:p>
          </table:table-cell>
          <table:table-cell office:value-type="string">
            <text:p>Access to Gates of Morning and unlocks Sun Paladin clas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ce4"/>
        <table:table-column table:style-name="co5" table:default-cell-style-name="ce5"/>
        <table:table-column table:style-name="co3" table:number-columns-repeated="5" table:default-cell-style-name="ce5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merchant ambush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mage apprentice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corrupted_water</text:p>
          </table:table-cell>
          <table:table-cell office:value-type="string">
            <text:p>Corrupted water</text:p>
          </table:table-cell>
          <table:table-cell table:style-name="Default" office:value-type="string">
            <text:p>Ukllmswwik</text:p>
          </table:table-cell>
          <table:table-cell office:value-type="string">
            <text:p>Find the source of the water corruption</text:p>
          </table:table-cell>
          <table:table-cell office:value-type="string">
            <text:p>unlocks corruptions ?</text:p>
          </table:table-cell>
          <table:table-cell table:number-columns-repeated="1019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16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5-30T16:13:26</dc:date>
    <meta:editing-duration>PT04H37M26S</meta:editing-duration>
    <meta:editing-cycles>15</meta:editing-cycles>
    <meta:generator>OpenOffice.org/3.1$Linux OpenOffice.org_project/310m19$Build-9420</meta:gener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